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96.75pt" style:use-optimal-column-width="true"/>
    </style:style>
    <style:style style:name="ACOL-4" style:family="table-column">
      <style:table-column-properties style:column-width="59.24pt" style:use-optimal-column-width="true"/>
    </style:style>
    <style:style style:name="ACOL-5" style:family="table-column">
      <style:table-column-properties style:column-width="102.8pt" style:use-optimal-column-width="true"/>
    </style:style>
    <style:style style:name="ACOL-6" style:family="table-column">
      <style:table-column-properties style:column-width="216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0" gnm:cursor-row="18">
          <gnm:selection gnm:start-col="0" gnm:start-row="18" gnm:end-col="0" gnm:end-row="18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0" table:number-columns-repeated="6"/>
        <table:table-column table:default-cell-style-name="ACE-3" table:style-name="ACOL-4"/>
        <table:table-column table:default-cell-style-name="ACE-3" table:style-name="ACOL-0" table:number-columns-repeated="3"/>
        <table:table-column table:default-cell-style-name="ACE-3" table:style-name="ACOL-5"/>
        <table:table-column table:default-cell-style-name="ACE-3" table:style-name="ACOL-6"/>
        <table:table-column table:default-cell-style-name="ACE-3" table:style-name="ACOL-0" table:number-columns-repeated="5"/>
        <table:table-column table:default-cell-style-name="ACE-3" table:style-name="ACOL-0" table:number-columns-repeated="235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4" office:value-type="string">
            <text:p>Latitude</text:p>
          </table:table-cell>
          <table:table-cell table:style-name="ACE-4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/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5</text:p>
          </table:table-cell>
          <table:table-cell table:style-name="ACE-3" table:formula="of:=ROUND([.R2]+[.S2]/60;3)" office:value-type="float" office:value="72">
            <text:p>72</text:p>
          </table:table-cell>
          <table:table-cell table:style-name="ACE-3" table:formula="of:=ROUND(-([.T2]+[.U2]/60);3)" office:value-type="float" office:value="-23.332999999999998">
            <text:p>−23.333</text:p>
          </table:table-cell>
          <table:table-cell table:style-name="ACE-5" office:value-type="float" office:value="9120">
            <text:p>9120</text:p>
          </table:table-cell>
          <table:table-cell table:style-name="ACE-5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6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6" table:formula="of:=IF(ABS([.M2])&gt;50;10;IF([.M2]&lt;5;1;[.M2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7</text:p>
          </table:table-cell>
          <table:table-cell table:style-name="ACE-3" table:formula="of:=ROUND([.R3]+[.S3]/60;3)" office:value-type="float" office:value="72.283000000000001">
            <text:p>72.283</text:p>
          </table:table-cell>
          <table:table-cell table:style-name="ACE-3" table:formula="of:=ROUND(-([.T3]+[.U3]/60);3)" office:value-type="float" office:value="-24.167000000000002">
            <text:p>−24.167</text:p>
          </table:table-cell>
          <table:table-cell table:style-name="ACE-3" office:value-type="float" office:value="7760">
            <text:p>77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,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6" table:formula="of:=IF(ABS([.M3])&gt;50;10;IF([.M3]&lt;5;1;[.M3]*0.20000000000000001))" office:value-type="float" office:value="2.4000000000000004">
            <text:p>2.4</text:p>
          </table:table-cell>
          <table:table-cell table:style-name="ACE-3" office:value-type="string">
            <text:p>Hakansson1972,HjortFunder1974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89</text:p>
          </table:table-cell>
          <table:table-cell table:style-name="ACE-3" table:formula="of:=ROUND([.R4]+[.S4]/60;3)" office:value-type="float" office:value="72.516999999999996">
            <text:p>72.517</text:p>
          </table:table-cell>
          <table:table-cell table:style-name="ACE-3" table:formula="of:=ROUND(-([.T4]+[.U4]/60);3)" office:value-type="float" office:value="-23.966999999999999">
            <text:p>−23.967</text:p>
          </table:table-cell>
          <table:table-cell table:style-name="ACE-3" office:value-type="float" office:value="8680">
            <text:p>86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3">
            <text:p>33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6" table:formula="of:=IF(ABS([.M4])&gt;50;10;IF([.M4]&lt;5;1;[.M4]*0.20000000000000001))" office:value-type="float" office:value="6.6000000000000005">
            <text:p>6.6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491</text:p>
          </table:table-cell>
          <table:table-cell table:style-name="ACE-3" table:formula="of:=ROUND([.R5]+[.S5]/60;3)" office:value-type="float" office:value="72.450000000000003">
            <text:p>72.45</text:p>
          </table:table-cell>
          <table:table-cell table:style-name="ACE-3" table:formula="of:=ROUND(-([.T5]+[.U5]/60);3)" office:value-type="float" office:value="-25.417000000000002">
            <text:p>−25.417</text:p>
          </table:table-cell>
          <table:table-cell table:style-name="ACE-3" office:value-type="float" office:value="8060">
            <text:p>80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6" table:formula="of:=IF(ABS([.M5])&gt;50;10;IF([.M5]&lt;5;1;[.M5]*0.20000000000000001))" office:value-type="float" office:value="8">
            <text:p>8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7">
            <text:p>27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8</text:p>
          </table:table-cell>
          <table:table-cell table:style-name="ACE-3" table:formula="of:=ROUND([.R6]+[.S6]/60;3)" office:value-type="float" office:value="72.132999999999996">
            <text:p>72.133</text:p>
          </table:table-cell>
          <table:table-cell table:style-name="ACE-3" table:formula="of:=ROUND(-([.T6]+[.U6]/60);3)" office:value-type="float" office:value="-23.632999999999999">
            <text:p>−23.633</text:p>
          </table:table-cell>
          <table:table-cell table:style-name="ACE-3" office:value-type="float" office:value="9590">
            <text:p>95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29</text:p>
          </table:table-cell>
          <table:table-cell table:style-name="ACE-3" table:formula="of:=ROUND([.R7]+[.S7]/60;3)" office:value-type="float" office:value="72.516999999999996">
            <text:p>72.517</text:p>
          </table:table-cell>
          <table:table-cell table:style-name="ACE-3" table:formula="of:=ROUND(-([.T7]+[.U7]/60);3)" office:value-type="float" office:value="-23.966999999999999">
            <text:p>−23.967</text:p>
          </table:table-cell>
          <table:table-cell table:style-name="ACE-3" office:value-type="float" office:value="9320">
            <text:p>93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Portlandi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8">
            <text:p>68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2,Hjort1979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0</text:p>
          </table:table-cell>
          <table:table-cell table:style-name="ACE-3" table:formula="of:=ROUND([.R8]+[.S8]/60;3)" office:value-type="float" office:value="72.382999999999996">
            <text:p>72.383</text:p>
          </table:table-cell>
          <table:table-cell table:style-name="ACE-3" table:formula="of:=ROUND(-([.T8]+[.U8]/60);3)" office:value-type="float" office:value="-25">
            <text:p>−25</text:p>
          </table:table-cell>
          <table:table-cell table:style-name="ACE-3" office:value-type="float" office:value="8170">
            <text:p>81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shells (probably Mya truncata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1">
            <text:p>41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6" table:formula="of:=IF(ABS([.M8])&gt;50;10;IF([.M8]&lt;5;1;[.M8]*0.20000000000000001))" office:value-type="float" office:value="8.2000000000000011">
            <text:p>8.2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1</text:p>
          </table:table-cell>
          <table:table-cell table:style-name="ACE-3" table:formula="of:=ROUND([.R9]+[.S9]/60;3)" office:value-type="float" office:value="72.132999999999996">
            <text:p>72.133</text:p>
          </table:table-cell>
          <table:table-cell table:style-name="ACE-3" table:formula="of:=ROUND(-([.T9]+[.U9]/60);3)" office:value-type="float" office:value="-23.582999999999998">
            <text:p>−23.583</text:p>
          </table:table-cell>
          <table:table-cell table:style-name="ACE-3" office:value-type="float" office:value="8940">
            <text:p>894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6" table:formula="of:=IF(ABS([.M9])&gt;50;10;IF([.M9]&lt;5;1;[.M9]*0.20000000000000001))" office:value-type="float" office:value="7">
            <text:p>7.0</text:p>
          </table:table-cell>
          <table:table-cell table:style-name="ACE-3" office:value-type="string">
            <text:p>Hakansson1972</text:p>
          </table:table-cell>
          <table:table-cell table:style-name="ACE-3" office:value-type="string">
            <text:p>shells in marine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33</text:p>
          </table:table-cell>
          <table:table-cell table:style-name="ACE-3" table:formula="of:=ROUND([.R10]+[.S10]/60;3)" office:value-type="float" office:value="72.900000000000006">
            <text:p>72.9</text:p>
          </table:table-cell>
          <table:table-cell table:style-name="ACE-3" table:formula="of:=ROUND(-([.T10]+[.U10]/60);3)" office:value-type="float" office:value="-21.966999999999999">
            <text:p>−21.9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marine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4">
            <text:p>54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4</text:p>
          </table:table-cell>
          <table:table-cell table:style-name="ACE-3" table:formula="of:=ROUND([.R11]+[.S11]/60;3)" office:value-type="float" office:value="72.799999999999997">
            <text:p>72.8</text:p>
          </table:table-cell>
          <table:table-cell table:style-name="ACE-3" table:formula="of:=ROUND(-([.T11]+[.U11]/60);3)" office:value-type="float" office:value="-22.917000000000002">
            <text:p>−22.917</text:p>
          </table:table-cell>
          <table:table-cell table:style-name="ACE-3" office:value-type="float" office:value="5100">
            <text:p>51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organic material (mainly algae)</text:p>
          </table:table-cell>
          <table:table-cell table:style-name="ACE-3" office:value-type="string">
            <text:p>terrestrial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1.3">
            <text:p>1.3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">
            <text:p>1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mixed material in what I am considering a beach deposit based on the description by Hjor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5</text:p>
          </table:table-cell>
          <table:table-cell table:style-name="ACE-3" table:formula="of:=ROUND([.R12]+[.S12]/60;3)" office:value-type="float" office:value="72.799999999999997">
            <text:p>72.8</text:p>
          </table:table-cell>
          <table:table-cell table:style-name="ACE-3" table:formula="of:=ROUND(-([.T12]+[.U12]/60);3)" office:value-type="float" office:value="-22.917000000000002">
            <text:p>−22.917</text:p>
          </table:table-cell>
          <table:table-cell table:style-name="ACE-3" office:value-type="float" office:value="6190">
            <text:p>619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</text:p>
          </table:table-cell>
          <table:table-cell table:style-name="ACE-3" office:value-type="string">
            <text:p>shells in marine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586</text:p>
          </table:table-cell>
          <table:table-cell table:style-name="ACE-3" table:formula="of:=ROUND([.R13]+[.S13]/60;3)" office:value-type="float" office:value="72.799999999999997">
            <text:p>72.8</text:p>
          </table:table-cell>
          <table:table-cell table:style-name="ACE-3" table:formula="of:=ROUND(-([.T13]+[.U13]/60);3)" office:value-type="float" office:value="-22.917000000000002">
            <text:p>−22.917</text:p>
          </table:table-cell>
          <table:table-cell table:style-name="ACE-3" office:value-type="float" office:value="6470">
            <text:p>647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">
            <text:p>3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3,Hjort1973,HjortFunder1974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8">
            <text:p>4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08</text:p>
          </table:table-cell>
          <table:table-cell table:style-name="ACE-3" table:formula="of:=ROUND([.R14]+[.S14]/60;3)" office:value-type="float" office:value="72.917000000000002">
            <text:p>72.917</text:p>
          </table:table-cell>
          <table:table-cell table:style-name="ACE-3" table:formula="of:=ROUND(-([.T14]+[.U14]/60);3)" office:value-type="float" office:value="-24.800000000000001">
            <text:p>−24.8</text:p>
          </table:table-cell>
          <table:table-cell table:style-name="ACE-3" office:value-type="float" office:value="8090">
            <text:p>809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2">
            <text:p>52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Funder1974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8">
            <text:p>4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5</text:p>
          </table:table-cell>
          <table:table-cell table:style-name="ACE-3" table:formula="of:=ROUND([.R15]+[.S15]/60;3)" office:value-type="float" office:value="72.733000000000004">
            <text:p>72.733</text:p>
          </table:table-cell>
          <table:table-cell table:style-name="ACE-3" table:formula="of:=ROUND(-([.T15]+[.U15]/60);3)" office:value-type="float" office:value="-23">
            <text:p>−23</text:p>
          </table:table-cell>
          <table:table-cell table:style-name="ACE-3" office:value-type="float" office:value="9660">
            <text:p>966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6</text:p>
          </table:table-cell>
          <table:table-cell table:style-name="ACE-3" table:formula="of:=ROUND([.R16]+[.S16]/60;3)" office:value-type="float" office:value="72.882999999999996">
            <text:p>72.883</text:p>
          </table:table-cell>
          <table:table-cell table:style-name="ACE-3" table:formula="of:=ROUND(-([.T16]+[.U16]/60);3)" office:value-type="float" office:value="-23.417000000000002">
            <text:p>−23.417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105">
            <text:p>10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sandy silty bed in a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7</text:p>
          </table:table-cell>
          <table:table-cell table:style-name="ACE-3" table:formula="of:=ROUND([.R17]+[.S17]/60;3)" office:value-type="float" office:value="72.117000000000004">
            <text:p>72.117</text:p>
          </table:table-cell>
          <table:table-cell table:style-name="ACE-3" table:formula="of:=ROUND(-([.T17]+[.U17]/60);3)" office:value-type="float" office:value="-23.567">
            <text:p>−23.567</text:p>
          </table:table-cell>
          <table:table-cell table:style-name="ACE-3" office:value-type="float" office:value="9610">
            <text:p>961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7">
            <text:p>57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,Hjort1979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7">
            <text:p>7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4">
            <text:p>3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8</text:p>
          </table:table-cell>
          <table:table-cell table:style-name="ACE-3" table:formula="of:=ROUND([.R18]+[.S18]/60;3)" office:value-type="float" office:value="72.566999999999993">
            <text:p>72.567</text:p>
          </table:table-cell>
          <table:table-cell table:style-name="ACE-3" table:formula="of:=ROUND(-([.T18]+[.U18]/60);3)" office:value-type="float" office:value="-24.699999999999999">
            <text:p>−24.7</text:p>
          </table:table-cell>
          <table:table-cell table:style-name="ACE-3" office:value-type="float" office:value="8860">
            <text:p>886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0">
            <text:p>50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0">
            <text:p>1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4">
            <text:p>3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2">
            <text:p>42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649</text:p>
          </table:table-cell>
          <table:table-cell table:style-name="ACE-3" table:formula="of:=ROUND([.R19]+[.S19]/60;3)" office:value-type="float" office:value="72.099999999999994">
            <text:p>72.1</text:p>
          </table:table-cell>
          <table:table-cell table:style-name="ACE-3" table:formula="of:=ROUND(-([.T19]+[.U19]/60);3)" office:value-type="float" office:value="-23.832999999999998">
            <text:p>−23.833</text:p>
          </table:table-cell>
          <table:table-cell table:style-name="ACE-3" office:value-type="float" office:value="8660">
            <text:p>866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6" table:formula="of:=IF(ABS([.M19])&gt;50;10;IF([.M19]&lt;5;1;[.M19]*0.20000000000000001))" office:value-type="float" office:value="8">
            <text:p>8.0</text:p>
          </table:table-cell>
          <table:table-cell table:style-name="ACE-3" office:value-type="string">
            <text:p>Hakansson1973</text:p>
          </table:table-cell>
          <table:table-cell table:style-name="ACE-3" office:value-type="string">
            <text:p>shells from sandy silty beds in delta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6">
            <text:p>6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0</text:p>
          </table:table-cell>
          <table:table-cell table:style-name="ACE-3" table:formula="of:=ROUND([.R20]+[.S20]/60;3)" office:value-type="float" office:value="72.933000000000007">
            <text:p>72.933</text:p>
          </table:table-cell>
          <table:table-cell table:style-name="ACE-3" table:formula="of:=ROUND(-([.T20]+[.U20]/60);3)" office:value-type="float" office:value="-22.667000000000002">
            <text:p>−22.667</text:p>
          </table:table-cell>
          <table:table-cell table:style-name="ACE-3" office:value-type="float" office:value="9820">
            <text:p>982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6" table:formula="of:=IF(ABS([.M20])&gt;50;10;IF([.M20]&lt;5;1;[.M20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6">
            <text:p>56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1</text:p>
          </table:table-cell>
          <table:table-cell table:style-name="ACE-3" table:formula="of:=ROUND([.R21]+[.S21]/60;3)" office:value-type="float" office:value="72.599999999999994">
            <text:p>72.6</text:p>
          </table:table-cell>
          <table:table-cell table:style-name="ACE-3" table:formula="of:=ROUND(-([.T21]+[.U21]/60);3)" office:value-type="float" office:value="-24.733000000000001">
            <text:p>−24.733</text:p>
          </table:table-cell>
          <table:table-cell table:style-name="ACE-3" office:value-type="float" office:value="8920">
            <text:p>892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5">
            <text:p>85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6" table:formula="of:=IF(ABS([.M21])&gt;50;10;IF([.M21]&lt;5;1;[.M2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44">
            <text:p>4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2</text:p>
          </table:table-cell>
          <table:table-cell table:style-name="ACE-3" table:formula="of:=ROUND([.R22]+[.S22]/60;3)" office:value-type="float" office:value="72.5">
            <text:p>72.5</text:p>
          </table:table-cell>
          <table:table-cell table:style-name="ACE-3" table:formula="of:=ROUND(-([.T22]+[.U22]/60);3)" office:value-type="float" office:value="-23.082999999999998">
            <text:p>−23.083</text:p>
          </table:table-cell>
          <table:table-cell table:style-name="ACE-3" office:value-type="float" office:value="9980">
            <text:p>99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90">
            <text:p>9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6" table:formula="of:=IF(ABS([.M22])&gt;50;10;IF([.M22]&lt;5;1;[.M22]*0.20000000000000001))" office:value-type="float" office:value="10">
            <text:p>10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0">
            <text:p>3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3</text:p>
          </table:table-cell>
          <table:table-cell table:style-name="ACE-3" table:formula="of:=ROUND([.R23]+[.S23]/60;3)" office:value-type="float" office:value="72.599999999999994">
            <text:p>72.6</text:p>
          </table:table-cell>
          <table:table-cell table:style-name="ACE-3" table:formula="of:=ROUND(-([.T23]+[.U23]/60);3)" office:value-type="float" office:value="-26.382999999999999">
            <text:p>−26.383</text:p>
          </table:table-cell>
          <table:table-cell table:style-name="ACE-3" office:value-type="float" office:value="7310">
            <text:p>73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6">
            <text:p>26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6" table:formula="of:=IF(ABS([.M23])&gt;50;10;IF([.M23]&lt;5;1;[.M23]*0.20000000000000001))" office:value-type="float" office:value="5.2000000000000002">
            <text:p>5.2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6">
            <text:p>36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23">
            <text:p>2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14</text:p>
          </table:table-cell>
          <table:table-cell table:style-name="ACE-3" table:formula="of:=ROUND([.R24]+[.S24]/60;3)" office:value-type="float" office:value="72.700000000000003">
            <text:p>72.7</text:p>
          </table:table-cell>
          <table:table-cell table:style-name="ACE-3" table:formula="of:=ROUND(-([.T24]+[.U24]/60);3)" office:value-type="float" office:value="-22.966999999999999">
            <text:p>−22.967</text:p>
          </table:table-cell>
          <table:table-cell table:style-name="ACE-3" office:value-type="float" office:value="9070">
            <text:p>907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5">
            <text:p>25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6" table:formula="of:=IF(ABS([.M24])&gt;50;10;IF([.M24]&lt;5;1;[.M24]*0.20000000000000001))" office:value-type="float" office:value="5">
            <text:p>5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4</text:p>
          </table:table-cell>
          <table:table-cell table:style-name="ACE-3" table:formula="of:=ROUND([.R25]+[.S25]/60;3)" office:value-type="float" office:value="71.882999999999996">
            <text:p>71.883</text:p>
          </table:table-cell>
          <table:table-cell table:style-name="ACE-3" table:formula="of:=ROUND(-([.T25]+[.U25]/60);3)" office:value-type="float" office:value="-22.917000000000002">
            <text:p>−22.917</text:p>
          </table:table-cell>
          <table:table-cell table:style-name="ACE-3" office:value-type="float" office:value="9880">
            <text:p>988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6" table:formula="of:=IF(ABS([.M25])&gt;50;10;IF([.M25]&lt;5;1;[.M25]*0.20000000000000001))" office:value-type="float" office:value="7">
            <text:p>7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1">
            <text:p>71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5</text:p>
          </table:table-cell>
          <table:table-cell table:style-name="ACE-3" table:formula="of:=ROUND([.R26]+[.S26]/60;3)" office:value-type="float" office:value="72.917000000000002">
            <text:p>72.917</text:p>
          </table:table-cell>
          <table:table-cell table:style-name="ACE-3" table:formula="of:=ROUND(-([.T26]+[.U26]/60);3)" office:value-type="float" office:value="-25.75">
            <text:p>−25.75</text:p>
          </table:table-cell>
          <table:table-cell table:style-name="ACE-3" office:value-type="float" office:value="7320">
            <text:p>732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Clinocardium ciliatum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6" table:formula="of:=IF(ABS([.M26])&gt;50;10;IF([.M26]&lt;5;1;[.M26]*0.20000000000000001))" office:value-type="float" office:value="2">
            <text:p>2.0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stony glaciomarine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5">
            <text:p>5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6</text:p>
          </table:table-cell>
          <table:table-cell table:style-name="ACE-3" table:formula="of:=ROUND([.R27]+[.S27]/60;3)" office:value-type="float" office:value="72.632999999999996">
            <text:p>72.633</text:p>
          </table:table-cell>
          <table:table-cell table:style-name="ACE-3" table:formula="of:=ROUND(-([.T27]+[.U27]/60);3)" office:value-type="float" office:value="-22.683">
            <text:p>−22.683</text:p>
          </table:table-cell>
          <table:table-cell table:style-name="ACE-3" office:value-type="float" office:value="8420">
            <text:p>842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Hiatella arctica, Mya truncat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6" table:formula="of:=IF(ABS([.M27])&gt;50;10;IF([.M27]&lt;5;1;[.M27]*0.20000000000000001))" office:value-type="float" office:value="2">
            <text:p>2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8">
            <text:p>38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41">
            <text:p>4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7</text:p>
          </table:table-cell>
          <table:table-cell table:style-name="ACE-3" table:formula="of:=ROUND([.R28]+[.S28]/60;3)" office:value-type="float" office:value="72.733000000000004">
            <text:p>72.733</text:p>
          </table:table-cell>
          <table:table-cell table:style-name="ACE-3" table:formula="of:=ROUND(-([.T28]+[.U28]/60);3)" office:value-type="float" office:value="-26.167000000000002">
            <text:p>−26.167</text:p>
          </table:table-cell>
          <table:table-cell table:style-name="ACE-3" office:value-type="float" office:value="7860">
            <text:p>786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6" table:formula="of:=IF(ABS([.M28])&gt;50;10;IF([.M28]&lt;5;1;[.M28]*0.20000000000000001))" office:value-type="float" office:value="8">
            <text:p>8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glaciomarine silty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68</text:p>
          </table:table-cell>
          <table:table-cell table:style-name="ACE-3" table:formula="of:=ROUND([.R29]+[.S29]/60;3)" office:value-type="float" office:value="72.816999999999993">
            <text:p>72.817</text:p>
          </table:table-cell>
          <table:table-cell table:style-name="ACE-3" table:formula="of:=ROUND(-([.T29]+[.U29]/60);3)" office:value-type="float" office:value="-23.283000000000001">
            <text:p>−23.283</text:p>
          </table:table-cell>
          <table:table-cell table:style-name="ACE-3" office:value-type="float" office:value="9030">
            <text:p>90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Tridonta borealis, Nicania montagui, Bathyarca glaci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6" table:formula="of:=IF(ABS([.M29])&gt;50;10;IF([.M29]&lt;5;1;[.M29]*0.20000000000000001))" office:value-type="float" office:value="4.4000000000000004">
            <text:p>4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89</text:p>
          </table:table-cell>
          <table:table-cell table:style-name="ACE-3" table:formula="of:=ROUND([.R30]+[.S30]/60;3)" office:value-type="float" office:value="72">
            <text:p>72</text:p>
          </table:table-cell>
          <table:table-cell table:style-name="ACE-3" table:formula="of:=ROUND(-([.T30]+[.U30]/60);3)" office:value-type="float" office:value="-23.332999999999998">
            <text:p>−23.333</text:p>
          </table:table-cell>
          <table:table-cell table:style-name="ACE-3" office:value-type="float" office:value="9510">
            <text:p>9510</text:p>
          </table:table-cell>
          <table:table-cell table:style-name="ACE-3" office:value-type="float" office:value="100">
            <text:p>10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6" table:formula="of:=IF(ABS([.M30])&gt;50;10;IF([.M30]&lt;5;1;[.M30]*0.20000000000000001))" office:value-type="float" office:value="8">
            <text:p>8.0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0">
            <text:p>0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0">
            <text:p>2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0</text:p>
          </table:table-cell>
          <table:table-cell table:style-name="ACE-3" table:formula="of:=ROUND([.R31]+[.S31]/60;3)" office:value-type="float" office:value="72.417000000000002">
            <text:p>72.417</text:p>
          </table:table-cell>
          <table:table-cell table:style-name="ACE-3" table:formula="of:=ROUND(-([.T31]+[.U31]/60);3)" office:value-type="float" office:value="-24.582999999999998">
            <text:p>−24.583</text:p>
          </table:table-cell>
          <table:table-cell table:style-name="ACE-3" office:value-type="float" office:value="9130">
            <text:p>913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6" table:formula="of:=IF(ABS([.M31])&gt;50;10;IF([.M31]&lt;5;1;[.M31]*0.20000000000000001))" office:value-type="float" office:value="10">
            <text:p>10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35">
            <text:p>3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1</text:p>
          </table:table-cell>
          <table:table-cell table:style-name="ACE-3" table:formula="of:=ROUND([.R32]+[.S32]/60;3)" office:value-type="float" office:value="72.733000000000004">
            <text:p>72.733</text:p>
          </table:table-cell>
          <table:table-cell table:style-name="ACE-3" table:formula="of:=ROUND(-([.T32]+[.U32]/60);3)" office:value-type="float" office:value="-25.082999999999998">
            <text:p>−25.083</text:p>
          </table:table-cell>
          <table:table-cell table:style-name="ACE-3" office:value-type="float" office:value="7970">
            <text:p>79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2">
            <text:p>32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6" table:formula="of:=IF(ABS([.M32])&gt;50;10;IF([.M32]&lt;5;1;[.M32]*0.20000000000000001))" office:value-type="float" office:value="6.4000000000000004">
            <text:p>6.4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 silty be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2</text:p>
          </table:table-cell>
          <table:table-cell table:style-name="ACE-3" table:formula="of:=ROUND([.R33]+[.S33]/60;3)" office:value-type="float" office:value="72.400000000000006">
            <text:p>72.4</text:p>
          </table:table-cell>
          <table:table-cell table:style-name="ACE-3" table:formula="of:=ROUND(-([.T33]+[.U33]/60);3)" office:value-type="float" office:value="-24.917000000000002">
            <text:p>−24.917</text:p>
          </table:table-cell>
          <table:table-cell table:style-name="ACE-3" office:value-type="float" office:value="8550">
            <text:p>85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8">
            <text:p>38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6" table:formula="of:=IF(ABS([.M33])&gt;50;10;IF([.M33]&lt;5;1;[.M33]*0.20000000000000001))" office:value-type="float" office:value="7.6000000000000005">
            <text:p>7.6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793</text:p>
          </table:table-cell>
          <table:table-cell table:style-name="ACE-3" table:formula="of:=ROUND([.R34]+[.S34]/60;3)" office:value-type="float" office:value="72.882999999999996">
            <text:p>72.883</text:p>
          </table:table-cell>
          <table:table-cell table:style-name="ACE-3" table:formula="of:=ROUND(-([.T34]+[.U34]/60);3)" office:value-type="float" office:value="-23.417000000000002">
            <text:p>−23.417</text:p>
          </table:table-cell>
          <table:table-cell table:style-name="ACE-3" office:value-type="float" office:value="8830">
            <text:p>883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6" table:formula="of:=IF(ABS([.M34])&gt;50;10;IF([.M34]&lt;5;1;[.M34]*0.20000000000000001))" office:value-type="float" office:value="4">
            <text:p>4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53">
            <text:p>5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25">
            <text:p>2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5</text:p>
          </table:table-cell>
          <table:table-cell table:style-name="ACE-3" table:formula="of:=ROUND([.R35]+[.S35]/60;3)" office:value-type="float" office:value="72.733000000000004">
            <text:p>72.733</text:p>
          </table:table-cell>
          <table:table-cell table:style-name="ACE-3" table:formula="of:=ROUND(-([.T35]+[.U35]/60);3)" office:value-type="float" office:value="-25.082999999999998">
            <text:p>−25.0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4">
            <text:p>24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6" table:formula="of:=IF(ABS([.M35])&gt;50;10;IF([.M35]&lt;5;1;[.M35]*0.20000000000000001))" office:value-type="float" office:value="4.8000000000000007">
            <text:p>4.8</text:p>
          </table:table-cell>
          <table:table-cell table:style-name="ACE-3" office:value-type="string">
            <text:p>Hakansson1974,Hjort1979</text:p>
          </table:table-cell>
          <table:table-cell table:style-name="ACE-3" office:value-type="string">
            <text:p>shells in varved clay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">
            <text:p>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6</text:p>
          </table:table-cell>
          <table:table-cell table:style-name="ACE-3" table:formula="of:=ROUND([.R36]+[.S36]/60;3)" office:value-type="float" office:value="72.516999999999996">
            <text:p>72.517</text:p>
          </table:table-cell>
          <table:table-cell table:style-name="ACE-3" table:formula="of:=ROUND(-([.T36]+[.U36]/60);3)" office:value-type="float" office:value="-23.966999999999999">
            <text:p>−23.967</text:p>
          </table:table-cell>
          <table:table-cell table:style-name="ACE-3" office:value-type="float" office:value="8910">
            <text:p>891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6" table:formula="of:=IF(ABS([.M36])&gt;50;10;IF([.M36]&lt;5;1;[.M36]*0.20000000000000001))" office:value-type="float" office:value="9">
            <text:p>9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7</text:p>
          </table:table-cell>
          <table:table-cell table:style-name="ACE-3" table:formula="of:=ROUND([.R37]+[.S37]/60;3)" office:value-type="float" office:value="72.516999999999996">
            <text:p>72.517</text:p>
          </table:table-cell>
          <table:table-cell table:style-name="ACE-3" table:formula="of:=ROUND(-([.T37]+[.U37]/60);3)" office:value-type="float" office:value="-23.966999999999999">
            <text:p>−23.967</text:p>
          </table:table-cell>
          <table:table-cell table:style-name="ACE-3" office:value-type="float" office:value="7190">
            <text:p>71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Macoma calcarea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6" table:formula="of:=IF(ABS([.M37])&gt;50;10;IF([.M37]&lt;5;1;[.M37]*0.20000000000000001))" office:value-type="float" office:value="3">
            <text:p>3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8</text:p>
          </table:table-cell>
          <table:table-cell table:style-name="ACE-3" table:formula="of:=ROUND([.R38]+[.S38]/60;3)" office:value-type="float" office:value="72.516999999999996">
            <text:p>72.517</text:p>
          </table:table-cell>
          <table:table-cell table:style-name="ACE-3" table:formula="of:=ROUND(-([.T38]+[.U38]/60);3)" office:value-type="float" office:value="-23.966999999999999">
            <text:p>−23.967</text:p>
          </table:table-cell>
          <table:table-cell table:style-name="ACE-3" office:value-type="float" office:value="5570">
            <text:p>5570</text:p>
          </table:table-cell>
          <table:table-cell table:style-name="ACE-3" office:value-type="float" office:value="65">
            <text:p>65</text:p>
          </table:table-cell>
          <table:table-cell table:style-name="ACE-3" office:value-type="string">
            <text:p>Mya truncata, Macoma calcarea, Serri fees groenlandic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8">
            <text:p>8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6" table:formula="of:=IF(ABS([.M38])&gt;50;10;IF([.M38]&lt;5;1;[.M38]*0.20000000000000001))" office:value-type="float" office:value="1.6000000000000001">
            <text:p>1.6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31">
            <text:p>31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29</text:p>
          </table:table-cell>
          <table:table-cell table:style-name="ACE-3" table:formula="of:=ROUND([.R39]+[.S39]/60;3)" office:value-type="float" office:value="72.700000000000003">
            <text:p>72.7</text:p>
          </table:table-cell>
          <table:table-cell table:style-name="ACE-3" table:formula="of:=ROUND(-([.T39]+[.U39]/60);3)" office:value-type="float" office:value="-22.966999999999999">
            <text:p>−22.967</text:p>
          </table:table-cell>
          <table:table-cell table:style-name="ACE-3" office:value-type="float" office:value="8250">
            <text:p>825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Tridonta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2">
            <text:p>12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6" table:formula="of:=IF(ABS([.M39])&gt;50;10;IF([.M39]&lt;5;1;[.M39]*0.20000000000000001))" office:value-type="float" office:value="2.4000000000000004">
            <text:p>2.4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delta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2">
            <text:p>42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58">
            <text:p>5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0</text:p>
          </table:table-cell>
          <table:table-cell table:style-name="ACE-3" table:formula="of:=ROUND([.R40]+[.S40]/60;3)" office:value-type="float" office:value="72.816999999999993">
            <text:p>72.817</text:p>
          </table:table-cell>
          <table:table-cell table:style-name="ACE-3" table:formula="of:=ROUND(-([.T40]+[.U40]/60);3)" office:value-type="float" office:value="-23.283000000000001">
            <text:p>−23.283</text:p>
          </table:table-cell>
          <table:table-cell table:style-name="ACE-3" office:value-type="float" office:value="8270">
            <text:p>8270</text:p>
          </table:table-cell>
          <table:table-cell table:style-name="ACE-3" office:value-type="float" office:value="80">
            <text:p>80</text:p>
          </table:table-cell>
          <table:table-cell table:style-name="ACE-3" office:value-type="string">
            <text:p>Mya truncata, Hiatella arctica, 1Iacoma calcarea, Nicania montagui, Mytilus edu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0">
            <text:p>3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6" table:formula="of:=IF(ABS([.M40])&gt;50;10;IF([.M40]&lt;5;1;[.M40]*0.20000000000000001))" office:value-type="float" office:value="6">
            <text:p>6.0</text:p>
          </table:table-cell>
          <table:table-cell table:style-name="ACE-3" office:value-type="string">
            <text:p>Hakansson1974,HjortFunder1974</text:p>
          </table:table-cell>
          <table:table-cell table:style-name="ACE-3" office:value-type="string">
            <text:p>shells in sandy, silty sedimen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9">
            <text:p>49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17">
            <text:p>1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31</text:p>
          </table:table-cell>
          <table:table-cell table:style-name="ACE-3" table:formula="of:=ROUND([.R41]+[.S41]/60;3)" office:value-type="float" office:value="72.216999999999999">
            <text:p>72.217</text:p>
          </table:table-cell>
          <table:table-cell table:style-name="ACE-3" table:formula="of:=ROUND(-([.T41]+[.U41]/60);3)" office:value-type="float" office:value="-23.882999999999999">
            <text:p>−23.883</text:p>
          </table:table-cell>
          <table:table-cell table:style-name="ACE-3" office:value-type="float" office:value="4130">
            <text:p>4130</text:p>
          </table:table-cell>
          <table:table-cell table:style-name="ACE-3" office:value-type="float" office:value="60">
            <text:p>60</text:p>
          </table:table-cell>
          <table:table-cell table:style-name="ACE-3" office:value-type="string">
            <text:p>Mya truncata, Hiatella arctic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6" table:formula="of:=IF(ABS([.M41])&gt;50;10;IF([.M41]&lt;5;1;[.M41]*0.20000000000000001))" office:value-type="float" office:value="1">
            <text:p>1.0</text:p>
          </table:table-cell>
          <table:table-cell table:style-name="ACE-3" office:value-type="string">
            <text:p>Hakansson1974</text:p>
          </table:table-cell>
          <table:table-cell table:style-name="ACE-3" office:value-type="string">
            <text:p>shells in delta foreset beds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13">
            <text:p>13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53">
            <text:p>5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6</text:p>
          </table:table-cell>
          <table:table-cell table:style-name="ACE-3" table:formula="of:=ROUND([.R42]+[.S42]/60;3)" office:value-type="float" office:value="72.400000000000006">
            <text:p>72.4</text:p>
          </table:table-cell>
          <table:table-cell table:style-name="ACE-3" table:formula="of:=ROUND(-([.T42]+[.U42]/60);3)" office:value-type="float" office:value="-26.233000000000001">
            <text:p>−26.233</text:p>
          </table:table-cell>
          <table:table-cell table:style-name="ACE-3" office:value-type="float" office:value="7140">
            <text:p>714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1">
            <text:p>21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6" table:formula="of:=IF(ABS([.M42])&gt;50;10;IF([.M42]&lt;5;1;[.M42]*0.20000000000000001))" office:value-type="float" office:value="4.2000000000000002">
            <text:p>4.2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silty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4">
            <text:p>24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14">
            <text:p>14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7</text:p>
          </table:table-cell>
          <table:table-cell table:style-name="ACE-3" table:formula="of:=ROUND([.R43]+[.S43]/60;3)" office:value-type="float" office:value="73.667000000000002">
            <text:p>73.667</text:p>
          </table:table-cell>
          <table:table-cell table:style-name="ACE-3" table:formula="of:=ROUND(-([.T43]+[.U43]/60);3)" office:value-type="float" office:value="-21.832999999999998">
            <text:p>−21.833</text:p>
          </table:table-cell>
          <table:table-cell table:style-name="ACE-3" office:value-type="float" office:value="6500">
            <text:p>650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tilus edul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.5">
            <text:p>7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6" table:formula="of:=IF(ABS([.M43])&gt;50;10;IF([.M43]&lt;5;1;[.M43]*0.20000000000000001))" office:value-type="float" office:value="1.5">
            <text:p>1.5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a coastal cliff, says it predates when shoreline was at 7-8 m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68</text:p>
          </table:table-cell>
          <table:table-cell table:style-name="ACE-3" table:formula="of:=ROUND([.R44]+[.S44]/60;3)" office:value-type="float" office:value="73.617000000000004">
            <text:p>73.617</text:p>
          </table:table-cell>
          <table:table-cell table:style-name="ACE-3" table:formula="of:=ROUND(-([.T44]+[.U44]/60);3)" office:value-type="float" office:value="-22.350000000000001">
            <text:p>−22.35</text:p>
          </table:table-cell>
          <table:table-cell table:style-name="ACE-3" office:value-type="float" office:value="6460">
            <text:p>646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Macoma calcarea, Clinocardium ciliatum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">
            <text:p>2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6" table:formula="of:=IF(ABS([.M44])&gt;50;10;IF([.M44]&lt;5;1;[.M44]*0.20000000000000001))" office:value-type="float" office:value="1">
            <text:p>1.0</text:p>
          </table:table-cell>
          <table:table-cell table:style-name="ACE-3" office:value-type="string">
            <text:p>Hakansson1975,HjortFunder1974</text:p>
          </table:table-cell>
          <table:table-cell table:style-name="ACE-3" office:value-type="string">
            <text:p>shells in fine sand that is overlain by beach gravel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7">
            <text:p>37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21">
            <text:p>21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2</text:p>
          </table:table-cell>
          <table:table-cell table:style-name="ACE-3" table:formula="of:=ROUND([.R45]+[.S45]/60;3)" office:value-type="float" office:value="73.549999999999997">
            <text:p>73.55</text:p>
          </table:table-cell>
          <table:table-cell table:style-name="ACE-3" table:formula="of:=ROUND(-([.T45]+[.U45]/60);3)" office:value-type="float" office:value="-20.75">
            <text:p>−20.75</text:p>
          </table:table-cell>
          <table:table-cell table:style-name="ACE-3" office:value-type="float" office:value="10720">
            <text:p>1072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5">
            <text:p>45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6" table:formula="of:=IF(ABS([.M45])&gt;50;10;IF([.M45]&lt;5;1;[.M45]*0.20000000000000001))" office:value-type="float" office:value="9">
            <text:p>9.0</text:p>
          </table:table-cell>
          <table:table-cell table:style-name="ACE-3" office:value-type="string">
            <text:p>Hakansson1975,Hjort1979</text:p>
          </table:table-cell>
          <table:table-cell table:style-name="ACE-3" office:value-type="string">
            <text:p>shells in silty clay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33">
            <text:p>33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3</text:p>
          </table:table-cell>
          <table:table-cell table:style-name="ACE-3" table:formula="of:=ROUND([.R46]+[.S46]/60;3)" office:value-type="float" office:value="73.667000000000002">
            <text:p>73.667</text:p>
          </table:table-cell>
          <table:table-cell table:style-name="ACE-3" table:formula="of:=ROUND(-([.T46]+[.U46]/60);3)" office:value-type="float" office:value="-22">
            <text:p>−22</text:p>
          </table:table-cell>
          <table:table-cell table:style-name="ACE-3" office:value-type="float" office:value="9220">
            <text:p>922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5">
            <text:p>35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6" table:formula="of:=IF(ABS([.M46])&gt;50;10;IF([.M46]&lt;5;1;[.M46]*0.20000000000000001))" office:value-type="float" office:value="7">
            <text:p>7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0">
            <text:p>40</text:p>
          </table:table-cell>
          <table:table-cell table:style-name="ACE-3" office:value-type="float" office:value="22">
            <text:p>22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4</text:p>
          </table:table-cell>
          <table:table-cell table:style-name="ACE-3" table:formula="of:=ROUND([.R47]+[.S47]/60;3)" office:value-type="float" office:value="73.483000000000004">
            <text:p>73.483</text:p>
          </table:table-cell>
          <table:table-cell table:style-name="ACE-3" table:formula="of:=ROUND(-([.T47]+[.U47]/60);3)" office:value-type="float" office:value="-21.617000000000001">
            <text:p>−21.617</text:p>
          </table:table-cell>
          <table:table-cell table:style-name="ACE-3" office:value-type="float" office:value="6520">
            <text:p>652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Mya truncata, Tridonta borealis, Nicania montagui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0">
            <text:p>0</text:p>
          </table:table-cell>
          <table:table-cell table:style-name="ACE-3" office:value-type="float" office:value="6.9000000000000004">
            <text:p>6.9</text:p>
          </table:table-cell>
          <table:table-cell table:style-name="ACE-3" office:value-type="float" office:value="2">
            <text:p>2</text:p>
          </table:table-cell>
          <table:table-cell table:style-name="ACE-3" office:value-type="float" office:value="2">
            <text:p>2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fine sand, based on the description I am setting it as a beach deposit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29">
            <text:p>29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37">
            <text:p>37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5</text:p>
          </table:table-cell>
          <table:table-cell table:style-name="ACE-3" table:formula="of:=ROUND([.R48]+[.S48]/60;3)" office:value-type="float" office:value="73.733000000000004">
            <text:p>73.733</text:p>
          </table:table-cell>
          <table:table-cell table:style-name="ACE-3" table:formula="of:=ROUND(-([.T48]+[.U48]/60);3)" office:value-type="float" office:value="-20.75">
            <text:p>−20.75</text:p>
          </table:table-cell>
          <table:table-cell table:style-name="ACE-3" office:value-type="float" office:value="9540">
            <text:p>954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0">
            <text:p>2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6" table:formula="of:=IF(ABS([.M48])&gt;50;10;IF([.M48]&lt;5;1;[.M48]*0.20000000000000001))" office:value-type="float" office:value="4">
            <text:p>4.0</text:p>
          </table:table-cell>
          <table:table-cell table:style-name="ACE-3" office:value-type="string">
            <text:p>Hakansson1975</text:p>
          </table:table-cell>
          <table:table-cell table:style-name="ACE-3" office:value-type="string">
            <text:p>shells in silty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4">
            <text:p>44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45">
            <text:p>4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886</text:p>
          </table:table-cell>
          <table:table-cell table:style-name="ACE-3" table:formula="of:=ROUND([.R49]+[.S49]/60;3)" office:value-type="float" office:value="73.683000000000007">
            <text:p>73.683</text:p>
          </table:table-cell>
          <table:table-cell table:style-name="ACE-3" table:formula="of:=ROUND(-([.T49]+[.U49]/60);3)" office:value-type="float" office:value="-21.832999999999998">
            <text:p>−21.833</text:p>
          </table:table-cell>
          <table:table-cell table:style-name="ACE-3" office:value-type="float" office:value="9290">
            <text:p>929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6" table:formula="of:=IF(ABS([.M49])&gt;50;10;IF([.M49]&lt;5;1;[.M49]*0.20000000000000001))" office:value-type="float" office:value="8">
            <text:p>8.0</text:p>
          </table:table-cell>
          <table:table-cell table:style-name="ACE-3" office:value-type="string">
            <text:p>Hakansson1975,Hjort1979</text:p>
          </table:table-cell>
          <table:table-cell table:style-name="ACE-3" office:value-type="string">
            <text:p>shells in fine sand</text:p>
          </table:table-cell>
          <table:table-cell table:style-name="ACE-3" office:value-type="float" office:value="73">
            <text:p>73</text:p>
          </table:table-cell>
          <table:table-cell table:style-name="ACE-3" office:value-type="float" office:value="41">
            <text:p>41</text:p>
          </table:table-cell>
          <table:table-cell table:style-name="ACE-3" office:value-type="float" office:value="21">
            <text:p>21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69</text:p>
          </table:table-cell>
          <table:table-cell table:style-name="ACE-3" table:formula="of:=ROUND([.R50]+[.S50]/60;3)" office:value-type="float" office:value="72.417000000000002">
            <text:p>72.417</text:p>
          </table:table-cell>
          <table:table-cell table:style-name="ACE-3" table:formula="of:=ROUND(-([.T50]+[.U50]/60);3)" office:value-type="float" office:value="-25.917000000000002">
            <text:p>−25.917</text:p>
          </table:table-cell>
          <table:table-cell table:style-name="ACE-3" office:value-type="float" office:value="6400">
            <text:p>6400</text:p>
          </table:table-cell>
          <table:table-cell table:style-name="ACE-3" office:value-type="float" office:value="70">
            <text:p>70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">
            <text:p>7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6" table:formula="of:=IF(ABS([.M50])&gt;50;10;IF([.M50]&lt;5;1;[.M50]*0.20000000000000001))" office:value-type="float" office:value="1.4000000000000001">
            <text:p>1.4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25">
            <text:p>25</text:p>
          </table:table-cell>
          <table:table-cell table:style-name="ACE-3" office:value-type="float" office:value="55">
            <text:p>55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70</text:p>
          </table:table-cell>
          <table:table-cell table:style-name="ACE-3" table:formula="of:=ROUND([.R51]+[.S51]/60;3)" office:value-type="float" office:value="72.716999999999999">
            <text:p>72.717</text:p>
          </table:table-cell>
          <table:table-cell table:style-name="ACE-3" table:formula="of:=ROUND(-([.T51]+[.U51]/60);3)" office:value-type="float" office:value="-26.832999999999998">
            <text:p>−26.833</text:p>
          </table:table-cell>
          <table:table-cell table:style-name="ACE-3" office:value-type="float" office:value="7530">
            <text:p>753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6" table:formula="of:=IF(ABS([.M51])&gt;50;10;IF([.M51]&lt;5;1;[.M51]*0.20000000000000001))" office:value-type="float" office:value="1">
            <text:p>1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s in silt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43">
            <text:p>43</text:p>
          </table:table-cell>
          <table:table-cell table:style-name="ACE-3" office:value-type="float" office:value="26">
            <text:p>26</text:p>
          </table:table-cell>
          <table:table-cell table:style-name="ACE-3" office:value-type="float" office:value="50">
            <text:p>5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095</text:p>
          </table:table-cell>
          <table:table-cell table:style-name="ACE-3" table:formula="of:=ROUND([.R52]+[.S52]/60;3)" office:value-type="float" office:value="72.132999999999996">
            <text:p>72.133</text:p>
          </table:table-cell>
          <table:table-cell table:style-name="ACE-3" table:formula="of:=ROUND(-([.T52]+[.U52]/60);3)" office:value-type="float" office:value="-23.632999999999999">
            <text:p>−23.633</text:p>
          </table:table-cell>
          <table:table-cell table:style-name="ACE-3" office:value-type="float" office:value="8580">
            <text:p>858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whale vertebra (probably Balanea mysticetus)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6" table:formula="of:=IF(ABS([.M52])&gt;50;10;IF([.M52]&lt;5;1;[.M52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bone in deltaic sand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103</text:p>
          </table:table-cell>
          <table:table-cell table:style-name="ACE-3" table:formula="of:=ROUND([.R53]+[.S53]/60;3)" office:value-type="float" office:value="72.132999999999996">
            <text:p>72.133</text:p>
          </table:table-cell>
          <table:table-cell table:style-name="ACE-3" table:formula="of:=ROUND(-([.T53]+[.U53]/60);3)" office:value-type="float" office:value="-23.632999999999999">
            <text:p>−23.633</text:p>
          </table:table-cell>
          <table:table-cell table:style-name="ACE-3" office:value-type="float" office:value="8850">
            <text:p>8850</text:p>
          </table:table-cell>
          <table:table-cell table:style-name="ACE-3" office:value-type="float" office:value="85">
            <text:p>85</text:p>
          </table:table-cell>
          <table:table-cell table:style-name="ACE-3" office:value-type="string">
            <text:p>Mya truncata, Hiatella arctica, and Macoma calcare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0">
            <text:p>4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6" table:formula="of:=IF(ABS([.M53])&gt;50;10;IF([.M53]&lt;5;1;[.M53]*0.20000000000000001))" office:value-type="float" office:value="8">
            <text:p>8.0</text:p>
          </table:table-cell>
          <table:table-cell table:style-name="ACE-3" office:value-type="string">
            <text:p>Hakansson1976</text:p>
          </table:table-cell>
          <table:table-cell table:style-name="ACE-3" office:value-type="string">
            <text:p>shell in deltaic sand (same as Lu-1095)</text:p>
          </table:table-cell>
          <table:table-cell table:style-name="ACE-3" office:value-type="float" office:value="72">
            <text:p>72</text:p>
          </table:table-cell>
          <table:table-cell table:style-name="ACE-3" office:value-type="float" office:value="8">
            <text:p>8</text:p>
          </table:table-cell>
          <table:table-cell table:style-name="ACE-3" office:value-type="float" office:value="23">
            <text:p>23</text:p>
          </table:table-cell>
          <table:table-cell table:style-name="ACE-3" office:value-type="float" office:value="38">
            <text:p>38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1</text:p>
          </table:table-cell>
          <table:table-cell table:style-name="ACE-3" table:formula="of:=ROUND([.R54]+[.S54]/60;3)" office:value-type="float" office:value="75.316999999999993">
            <text:p>75.317</text:p>
          </table:table-cell>
          <table:table-cell table:style-name="ACE-3" table:formula="of:=ROUND(-([.T54]+[.U54]/60);3)" office:value-type="float" office:value="-20.050000000000001">
            <text:p>−20.05</text:p>
          </table:table-cell>
          <table:table-cell table:style-name="ACE-3" office:value-type="float" office:value="7440">
            <text:p>7440</text:p>
          </table:table-cell>
          <table:table-cell table:style-name="ACE-3" office:value-type="float" office:value="95">
            <text:p>95</text:p>
          </table:table-cell>
          <table:table-cell table:style-name="ACE-3" office:value-type="string">
            <text:p>clay gyttja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6" table:formula="of:=IF(ABS([.M54])&gt;50;10;IF([.M54]&lt;5;1;[.M54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2</text:p>
          </table:table-cell>
          <table:table-cell table:style-name="ACE-3" table:formula="of:=ROUND([.R55]+[.S55]/60;3)" office:value-type="float" office:value="75.316999999999993">
            <text:p>75.317</text:p>
          </table:table-cell>
          <table:table-cell table:style-name="ACE-3" table:formula="of:=ROUND(-([.T55]+[.U55]/60);3)" office:value-type="float" office:value="-20.050000000000001">
            <text:p>−20.05</text:p>
          </table:table-cell>
          <table:table-cell table:style-name="ACE-3" office:value-type="float" office:value="5140">
            <text:p>514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6" table:formula="of:=IF(ABS([.M55])&gt;50;10;IF([.M55]&lt;5;1;[.M55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3</text:p>
          </table:table-cell>
          <table:table-cell table:style-name="ACE-3" table:formula="of:=ROUND([.R56]+[.S56]/60;3)" office:value-type="float" office:value="75.316999999999993">
            <text:p>75.317</text:p>
          </table:table-cell>
          <table:table-cell table:style-name="ACE-3" table:formula="of:=ROUND(-([.T56]+[.U56]/60);3)" office:value-type="float" office:value="-20.050000000000001">
            <text:p>−20.05</text:p>
          </table:table-cell>
          <table:table-cell table:style-name="ACE-3" office:value-type="float" office:value="4530">
            <text:p>4530</text:p>
          </table:table-cell>
          <table:table-cell table:style-name="ACE-3" office:value-type="float" office:value="130">
            <text:p>13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6" table:formula="of:=IF(ABS([.M56])&gt;50;10;IF([.M56]&lt;5;1;[.M56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4</text:p>
          </table:table-cell>
          <table:table-cell table:style-name="ACE-3" table:formula="of:=ROUND([.R57]+[.S57]/60;3)" office:value-type="float" office:value="75.316999999999993">
            <text:p>75.317</text:p>
          </table:table-cell>
          <table:table-cell table:style-name="ACE-3" table:formula="of:=ROUND(-([.T57]+[.U57]/60);3)" office:value-type="float" office:value="-20.050000000000001">
            <text:p>−20.05</text:p>
          </table:table-cell>
          <table:table-cell table:style-name="ACE-3" office:value-type="float" office:value="3670">
            <text:p>3670</text:p>
          </table:table-cell>
          <table:table-cell table:style-name="ACE-3" office:value-type="float" office:value="150">
            <text:p>15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6" table:formula="of:=IF(ABS([.M57])&gt;50;10;IF([.M57]&lt;5;1;[.M57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5</text:p>
          </table:table-cell>
          <table:table-cell table:style-name="ACE-3" table:formula="of:=ROUND([.R58]+[.S58]/60;3)" office:value-type="float" office:value="75.316999999999993">
            <text:p>75.317</text:p>
          </table:table-cell>
          <table:table-cell table:style-name="ACE-3" table:formula="of:=ROUND(-([.T58]+[.U58]/60);3)" office:value-type="float" office:value="-20.050000000000001">
            <text:p>−20.05</text:p>
          </table:table-cell>
          <table:table-cell table:style-name="ACE-3" office:value-type="float" office:value="2390">
            <text:p>2390</text:p>
          </table:table-cell>
          <table:table-cell table:style-name="ACE-3" office:value-type="float" office:value="120">
            <text:p>120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16">
            <text:p>16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6" table:formula="of:=IF(ABS([.M58])&gt;50;10;IF([.M58]&lt;5;1;[.M58]*0.20000000000000001))" office:value-type="float" office:value="3.2000000000000002">
            <text:p>3.2</text:p>
          </table:table-cell>
          <table:table-cell table:style-name="ACE-3" office:value-type="string">
            <text:p>Hakansson1981</text:p>
          </table:table-cell>
          <table:table-cell table:style-name="ACE-3"/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20">
            <text:p>20</text:p>
          </table:table-cell>
          <table:table-cell table:style-name="ACE-3" office:value-type="float" office:value="3">
            <text:p>3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746</text:p>
          </table:table-cell>
          <table:table-cell table:style-name="ACE-3" table:formula="of:=ROUND([.R59]+[.S59]/60;3)" office:value-type="float" office:value="75.316999999999993">
            <text:p>75.317</text:p>
          </table:table-cell>
          <table:table-cell table:style-name="ACE-3" table:formula="of:=ROUND(-([.T59]+[.U59]/60);3)" office:value-type="float" office:value="-19.667000000000002">
            <text:p>−19.667</text:p>
          </table:table-cell>
          <table:table-cell table:style-name="ACE-3" office:value-type="float" office:value="11540">
            <text:p>11540</text:p>
          </table:table-cell>
          <table:table-cell table:style-name="ACE-3" office:value-type="float" office:value="135">
            <text:p>135</text:p>
          </table:table-cell>
          <table:table-cell table:style-name="ACE-3" office:value-type="string">
            <text:p>clay gyttja with moss remains</text:p>
          </table:table-cell>
          <table:table-cell table:style-name="ACE-3" office:value-type="string">
            <text:p>corr_terrestrial</text:p>
          </table:table-cell>
          <table:table-cell table:style-name="ACE-3" office:value-type="string">
            <text:p>0</text:p>
          </table:table-cell>
          <table:table-cell table:style-name="ACE-3" office:value-type="string">
            <text:p>100</text:p>
          </table:table-cell>
          <table:table-cell table:style-name="ACE-3" office:value-type="float" office:value="1">
            <text:p>1</text:p>
          </table:table-cell>
          <table:table-cell table:style-name="ACE-3" office:value-type="float" office:value="87.5">
            <text:p>87.5</text:p>
          </table:table-cell>
          <table:table-cell table:style-name="ACE-3" office:value-type="float" office:value="12.5">
            <text:p>12.5</text:p>
          </table:table-cell>
          <table:table-cell table:style-name="ACE-3" office:value-type="float" office:value="12.5">
            <text:p>12.5</text:p>
          </table:table-cell>
          <table:table-cell table:style-name="ACE-3" office:value-type="string">
            <text:p>Hakansson1981</text:p>
          </table:table-cell>
          <table:table-cell table:style-name="ACE-3" office:value-type="string">
            <text:p>elevation range of the lake is stated between 75 and 100 m. There are a few samples, but I only took the oldest as it is the most relevant</text:p>
          </table:table-cell>
          <table:table-cell table:style-name="ACE-3" office:value-type="float" office:value="75">
            <text:p>75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19">
            <text:p>19</text:p>
          </table:table-cell>
          <table:table-cell table:style-name="ACE-3" office:value-type="float" office:value="40">
            <text:p>4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1874</text:p>
          </table:table-cell>
          <table:table-cell table:style-name="ACE-3" table:formula="of:=ROUND([.R60]+[.S60]/60;3)" office:value-type="float" office:value="80.283000000000001">
            <text:p>80.283</text:p>
          </table:table-cell>
          <table:table-cell table:style-name="ACE-3" table:formula="of:=ROUND(-([.T60]+[.U60]/60);3)" office:value-type="float" office:value="-16.167000000000002">
            <text:p>−16.167</text:p>
          </table:table-cell>
          <table:table-cell table:style-name="ACE-3" office:value-type="float" office:value="7490">
            <text:p>7490</text:p>
          </table:table-cell>
          <table:table-cell table:style-name="ACE-3" office:value-type="float" office:value="75">
            <text:p>75</text:p>
          </table:table-cell>
          <table:table-cell table:style-name="ACE-3" office:value-type="string">
            <text:p>Mya truncata, Hiatella arctica, and Astarte boreali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22">
            <text:p>22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6" table:formula="of:=IF(ABS([.M60])&gt;50;10;IF([.M60]&lt;5;1;[.M60]*0.20000000000000001))" office:value-type="float" office:value="4.4000000000000004">
            <text:p>4.4</text:p>
          </table:table-cell>
          <table:table-cell table:style-name="ACE-3" office:value-type="string">
            <text:p>Hakansson1982</text:p>
          </table:table-cell>
          <table:table-cell table:style-name="ACE-3" office:value-type="string">
            <text:p>shells in marine silt deposit</text:p>
          </table:table-cell>
          <table:table-cell table:style-name="ACE-3" office:value-type="float" office:value="80">
            <text:p>80</text:p>
          </table:table-cell>
          <table:table-cell table:style-name="ACE-3" office:value-type="float" office:value="17">
            <text:p>17</text:p>
          </table:table-cell>
          <table:table-cell table:style-name="ACE-3" office:value-type="float" office:value="16">
            <text:p>16</text:p>
          </table:table-cell>
          <table:table-cell table:style-name="ACE-3" office:value-type="float" office:value="10">
            <text:p>10</text:p>
          </table:table-cell>
          <table:table-cell table:number-columns-repeated="235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Lu-2574</text:p>
          </table:table-cell>
          <table:table-cell table:style-name="ACE-3" table:formula="of:=ROUND([.R61]+[.S61]/60;3)" office:value-type="float" office:value="81.167000000000002">
            <text:p>81.167</text:p>
          </table:table-cell>
          <table:table-cell table:style-name="ACE-3" table:formula="of:=ROUND(-([.T61]+[.U61]/60);3)" office:value-type="float" office:value="-14">
            <text:p>−14</text:p>
          </table:table-cell>
          <table:table-cell table:style-name="ACE-3" office:value-type="float" office:value="10100">
            <text:p>10100</text:p>
          </table:table-cell>
          <table:table-cell table:style-name="ACE-3" office:value-type="float" office:value="90">
            <text:p>90</text:p>
          </table:table-cell>
          <table:table-cell table:style-name="ACE-3" office:value-type="string">
            <text:p>Hiatella arctica, 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4">
            <text:p>34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6" table:formula="of:=IF(ABS([.M61])&gt;50;10;IF([.M61]&lt;5;1;[.M61]*0.20000000000000001))" office:value-type="float" office:value="6.8000000000000007">
            <text:p>6.8</text:p>
          </table:table-cell>
          <table:table-cell table:style-name="ACE-3" office:value-type="string">
            <text:p>Hakansson1987,Hjort1997</text:p>
          </table:table-cell>
          <table:table-cell table:style-name="ACE-3" office:value-type="string">
            <text:p>shells in sand</text:p>
          </table:table-cell>
          <table:table-cell table:style-name="ACE-3" office:value-type="float" office:value="81">
            <text:p>81</text:p>
          </table:table-cell>
          <table:table-cell table:style-name="ACE-3" office:value-type="float" office:value="10">
            <text:p>10</text:p>
          </table:table-cell>
          <table:table-cell table:style-name="ACE-3" office:value-type="float" office:value="14">
            <text:p>14</text:p>
          </table:table-cell>
          <table:table-cell table:style-name="ACE-3" office:value-type="float" office:value="0">
            <text:p>0</text:p>
          </table:table-cell>
          <table:table-cell table:number-columns-repeated="235" table:style-name="ACE-3"/>
        </table:table-row>
        <table:table-row table:style-name="AROW-0" table:number-rows-repeated="541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4933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7" table:style-name="ACOL-0"/>
        <table:table-column table:default-cell-style-name="ACE-7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0" number:grouping="false" number:min-integer-digits="1"/>
    </number:number-style>
    <number:number-style style:name="ND-2">
      <number:number number:decimal-places="1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8T07:55:58Z</dc:date>
    <meta:creation-date>2022-10-27T08:15:17Z</meta:creation-date>
    <meta:generator>gnumeric/1.12.46</meta:generator>
  </office:meta>
</office:document-meta>
</file>